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/>
    </style:style>
    <style:style style:name="P2" style:family="paragraph" style:parent-style-name="Standard">
      <style:paragraph-properties fo:text-align="center" style:justify-single-word="false"/>
      <style:text-properties style:font-name="Noto Sans KR" style:font-name-asian="Noto Sans KR1"/>
    </style:style>
    <style:style style:name="P3" style:family="paragraph" style:parent-style-name="Standard" style:master-page-name="Standard">
      <style:paragraph-properties fo:text-align="center" style:justify-single-word="false" style:page-number="1"/>
      <style:text-properties style:font-name="Noto Sans KR" style:font-name-asian="Noto Sans KR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ubtitle">
      <style:paragraph-properties fo:text-align="center" style:justify-single-word="false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>
      <loext:graphic-properties draw:fill="solid" draw:fill-color="#a0a0a0"/>
      <style:paragraph-properties fo:text-align="center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Noto Sans KR" style:font-name-asian="Noto Sans KR1"/>
    </style:style>
    <style:style style:name="T2" style:family="text">
      <style:text-properties style:font-name="Noto Sans KR" style:font-name-asian="Noto Sans KR1" style:font-name-complex="Arial Unicode MS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 style:parent-style-name="Frame">
      <style:graphic-properties draw:stroke="solid" svg:stroke-width="0.026cm" svg:stroke-color="#000000" draw:stroke-linejoin="round" svg:stroke-linecap="butt" draw:fill="none" draw:textarea-vertical-align="middle" draw:auto-grow-height="false" fo:min-height="5.473cm" fo:min-width="5.473cm" fo:padding-top="0.254cm" fo:padding-bottom="0.254cm" fo:padding-left="0.254cm" fo:padding-right="0.254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<text:bookmark text:name="_jsv2vz32vec5"/><text:bookmark text:name="_tv356cklurrm"/><text:span text:style-name="T2">### 단체의 사용인장</text:span></text:p>
      <text:p text:style-name="P4"><draw:rect text:anchor-type="as-char" style:rel-width="100%" draw:z-index="1" draw:style-name="gr1" draw:text-style-name="P7" svg:width="19.594cm" svg:height="0.054cm"><text:p/></draw:rect></text:p>
      <text:p text:style-name="P2"/>
      <text:p text:style-name="P5"><text:bookmark text:name="_hqrqr576vhu9"/><text:span text:style-name="T2">### 단체의 사용 인장은 아래의 것을 사용함을 신고합니다.</text:span></text:p>
      <text:p text:style-name="P2"/>
      <text:p text:style-name="P2"/>
      <text:p text:style-name="P4"><text:span text:style-name="T2">직 <text:s text:c="2"/>인</text:span></text:p>
      <text:p text:style-name="P4"><draw:custom-shape text:anchor-type="as-char" draw:z-index="0" draw:name="모양2" draw:style-name="gr2" draw:text-style-name="P8" svg:width="5.98cm" svg:height="5.98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P4"><text:span text:style-name="T2">2022년 1월 3일</text:span></text:p>
      <text:p text:style-name="P2"/>
      <text:p text:style-name="P2"/>
      <text:p text:style-name="P4"><text:span text:style-name="T2">### 단체 대표 <text:s text:c="5"/>홍길동 <text:s text:c="3"/>(인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1" style:font-family-asian="'Noto Sans K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Noto Sans KR" style:font-name-asian="Noto Sans KR1" style:font-name-complex="Arial Unicode MS"/>
    </style:style>
    <style:page-layout style:name="Mpm1">
      <style:page-layout-properties fo:page-width="21.59cm" fo:page-height="27.94cm" style:num-format="1" style:print-orientation="portrait" fo:margin-top="1.27cm" fo:margin-bottom="0.998cm" fo:margin-left="0.998cm" fo:margin-right="0.998cm" fo:background-color="#ffffff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Standard"><text:span text:style-name="MT1">### 사용인장계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Youngbin Han</dc:creator>
    <meta:editing-cycles>3</meta:editing-cycles>
    <meta:creation-date>2022-01-11T15:17:00</meta:creation-date>
    <dc:date>2022-01-11T15:18:00</dc:date>
    <meta:editing-duration>PT1M</meta:editing-duration>
    <meta:generator>LibreOffice/7.2.5.2$Windows_X86_64 LibreOffice_project/499f9727c189e6ef3471021d6132d4c694f357e5</meta:generator>
    <meta:document-statistic meta:table-count="0" meta:image-count="0" meta:object-count="0" meta:page-count="1" meta:paragraph-count="8" meta:word-count="57" meta:character-count="95" meta:non-whitespace-character-count="68"/>
    <meta:user-defined meta:name="AppVersion">16.0000</meta:user-defined>
    <meta:template xlink:type="simple" xlink:actuate="onRequest" xlink:title="Normal" xlink:href=""/>
  </office:meta>
</office:document-meta>
</file>